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74cm"/>
    </style:style>
    <style:style style:name="gr2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horizontal-align="left" draw:auto-grow-height="true" draw:auto-grow-width="true" fo:min-height="0cm" fo:min-width="0cm" fo:padding-top="0.165cm" fo:padding-bottom="0.165cm" fo:padding-left="0.29cm" fo:padding-right="0.29cm"/>
    </style:style>
    <style:style style:name="gr3" style:family="graphic" style:parent-style-name="standard">
      <style:graphic-properties draw:stroke="solid" svg:stroke-width="0.081cm" svg:stroke-color="#000000" draw:marker-start-width="0.321cm" draw:marker-end-width="0.321cm" draw:fill="solid" draw:fill-color="#ffffff" draw:textarea-horizontal-align="left" draw:auto-grow-height="true" draw:auto-grow-width="true" fo:min-height="0cm" fo:min-width="0cm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width="0.081cm" svg:stroke-color="#000000" draw:marker-start-width="0.321cm" draw:marker-end-width="0.321cm" draw:fill="solid" draw:fill-color="#ffffff" draw:textarea-horizontal-align="left" draw:auto-grow-height="true" draw:auto-grow-width="false" fo:min-height="2.539cm" fo:min-width="0cm" fo:padding-top="0.165cm" fo:padding-bottom="0.165cm" fo:padding-left="0.29cm" fo:padding-right="0.29cm"/>
    </style:style>
    <style:style style:name="gr5" style:family="graphic" style:parent-style-name="standard">
      <style:graphic-properties draw:stroke="solid" svg:stroke-width="0.081cm" svg:stroke-color="#000000" draw:marker-start-width="0.321cm" draw:marker-end-width="0.321cm" draw:fill="solid" draw:fill-color="#ffffff" draw:textarea-horizontal-align="left" draw:auto-grow-height="true" draw:auto-grow-width="false" fo:min-height="3.317cm" fo:min-width="0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4pt"/>
    </style:style>
    <style:style style:name="P3" style:family="paragraph">
      <style:text-properties style:font-name="Liberation Sans Narrow" fo:font-size="13pt" style:font-size-asian="18pt" style:font-size-complex="18pt"/>
    </style:style>
    <style:style style:name="P4" style:family="paragraph">
      <loext:graphic-properties draw:fill="none" draw:fill-color="#ffffff"/>
      <style:paragraph-properties fo:margin-top="0cm" fo:margin-bottom="0.152cm" fo:line-height="150%"/>
      <style:text-properties style:font-name="Liberation Sans Narrow" fo:font-size="13pt" style:font-size-asian="18pt" style:font-size-complex="18pt"/>
    </style:style>
    <style:style style:name="P5" style:family="paragraph">
      <style:text-properties style:font-name="Liberation Sans Narrow" fo:font-size="11pt" style:font-size-asian="18pt" style:font-size-complex="18pt"/>
    </style:style>
    <style:style style:name="P6" style:family="paragraph">
      <loext:graphic-properties draw:fill="solid" draw:fill-color="#ffffff"/>
      <style:text-properties style:font-name="Liberation Sans Narrow" fo:font-size="11pt" style:font-size-asian="18pt" style:font-size-complex="18pt"/>
    </style:style>
    <style:style style:name="P7" style:family="paragraph">
      <style:text-properties style:font-name="Liberation Sans Narrow" fo:font-size="11pt" style:font-size-asian="12pt" style:font-size-complex="12pt"/>
    </style:style>
    <style:style style:name="P8" style:family="paragraph">
      <loext:graphic-properties draw:fill="solid" draw:fill-color="#ffffff"/>
      <style:text-properties style:font-name="Liberation Sans Narrow" fo:font-size="11pt" style:font-size-asian="12pt" style:font-size-complex="12pt"/>
    </style:style>
    <style:style style:name="T1" style:family="text">
      <style:text-properties fo:font-size="2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1pt" style:font-size-asian="14pt" style:font-size-complex="14pt"/>
    </style:style>
    <style:style style:name="T4" style:family="text">
      <style:text-properties fo:font-size="13pt" style:text-underline-style="solid" style:text-underline-width="auto" style:text-underline-color="font-color"/>
    </style:style>
    <style:style style:name="T5" style:family="text">
      <style:text-properties fo:font-size="13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style:style style:name="T8" style:family="text">
      <style:text-properties style:text-underline-style="solid" style:text-underline-width="auto" style:text-underline-color="font-color" style:font-size-asian="12pt" style:font-size-complex="12pt"/>
    </style:style>
    <style:style style:name="T9" style:family="text">
      <style:text-properties style:text-underline-style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209cm" svg:height="6.502cm" svg:x="1.382cm" svg:y="1.254cm">
          <draw:text-box>
            <text:p text:style-name="P1"><text:span text:style-name="T1">Residential </text:span><text:span text:style-name="T1">Construction </text:span><text:span text:style-name="T1">Project </text:span><text:span text:style-name="T1">Categories</text:span></text:p>
            <text:p text:style-name="P1"><text:span text:style-name="T2">for use with ID Codes, </text:span><text:span text:style-name="T2">subprojects and parts</text:span></text:p>
            <text:p><text:span text:style-name="T3">Categories are used to </text:span><text:span text:style-name="T3">identify design and system </text:span><text:span text:style-name="T3">components much like a </text:span><text:span text:style-name="T3">Project ID or Job ID. <text:s/>A </text:span><text:span text:style-name="T3">system component ID may </text:span><text:span text:style-name="T3">consist of categories and a </text:span><text:span text:style-name="T3">unique ID. <text:s/>A Project ID may </text:span><text:span text:style-name="T3">identify a hamlet complex, </text:span><text:span text:style-name="T3">landscape area, commercial </text:span><text:span text:style-name="T3">building, or residential </text:span><text:span text:style-name="T3">building such as house, </text:span><text:span text:style-name="T3">standalone garage, cabin, </text:span><text:span text:style-name="T3">gazebo or other structure. </text:span><text:span text:style-name="T3">Following example uses </text:span><text:span text:style-name="T3">standard real estate listing </text:span><text:span text:style-name="T3">abbreviations for specs of </text:span><text:span text:style-name="T3">Lincoln’s log cabin, and a </text:span><text:span text:style-name="T3">postal code and street </text:span><text:span text:style-name="T3">address as unique Job ID: </text:span><text:span text:style-name="T3">2BR0BALOG-62440-</text:span><text:span text:style-name="T3">402SLincolnHWY</text:span></text:p>
            <text:p><text:span text:style-name="T3"/></text:p>
            <text:p><text:span text:style-name="T3">Following example </text:span><text:span text:style-name="T3">components use </text:span><text:span text:style-name="T3">abbreviations of project </text:span><text:span text:style-name="T3">categories: EL-WR-BR1 for </text:span><text:span text:style-name="T3">bedroom #1 wiring, FG-V-</text:span><text:span text:style-name="T3">MSO for gas meter shutoff, </text:span><text:span text:style-name="T3">MA-ST-Ibeam-2x3x10 for an </text:span><text:span text:style-name="T3">I-beam of specific dimension, </text:span><text:span text:style-name="T3">and SM-EXT-D-FRONT for </text:span><text:span text:style-name="T3">the front door of a structure. <text:s/></text:span><text:span text:style-name="T3">These can then use a project </text:span><text:span text:style-name="T3">specific cross-reference to </text:span><text:span text:style-name="T3">vendor parts specific to the </text:span><text:span text:style-name="T3">project.</text:span></text:p>
          </draw:text-box>
        </draw:frame>
        <draw:frame draw:style-name="gr2" draw:text-style-name="P4" draw:layer="layout" svg:width="8.172cm" svg:height="12.406cm" svg:x="1.127cm" svg:y="7.858cm">
          <draw:text-box>
            <text:p text:style-name="P3"><text:span text:style-name="T4">Residential Construction </text:span><text:span text:style-name="T4">Categories</text:span></text:p>
            <text:p text:style-name="P3"><text:span text:style-name="T5">EC</text:span><text:span text:style-name="T5"><text:tab/></text:span><text:span text:style-name="T5">Electronics/EC </text:span><text:span text:style-name="T5">Components</text:span></text:p>
            <text:p text:style-name="P3"><text:span text:style-name="T5">EL</text:span><text:span text:style-name="T5"><text:tab/></text:span><text:span text:style-name="T5">Electrical Systems</text:span></text:p>
            <text:p text:style-name="P3"><text:span text:style-name="T5">FA</text:span><text:span text:style-name="T5"><text:tab/></text:span><text:span text:style-name="T5">Fasteners</text:span></text:p>
            <text:p text:style-name="P3"><text:span text:style-name="T5">FG</text:span><text:span text:style-name="T5"><text:tab/></text:span><text:span text:style-name="T5">Fuel </text:span><text:span text:style-name="T5">Gas/Methane/Propane </text:span><text:span text:style-name="T5">Systems</text:span></text:p>
            <text:p text:style-name="P3"><text:span text:style-name="T5">FH</text:span><text:span text:style-name="T5"><text:tab/></text:span><text:span text:style-name="T5">Fluid/Hydronic </text:span><text:span text:style-name="T5">Systems</text:span></text:p>
            <text:p text:style-name="P3"><text:span text:style-name="T5">HY</text:span><text:span text:style-name="T5"><text:tab/></text:span><text:span text:style-name="T5">Hydronics/Water </text:span><text:span text:style-name="T5">Systems</text:span></text:p>
            <text:p text:style-name="P3"><text:span text:style-name="T5">L</text:span><text:span text:style-name="T5"><text:tab/></text:span><text:span text:style-name="T5">Landscapes/Porches/Patios</text:span></text:p>
            <text:p text:style-name="P3"><text:span text:style-name="T5">MA</text:span><text:span text:style-name="T5"><text:tab/></text:span><text:span text:style-name="T5">Metals/Alloys/Steel </text:span><text:span text:style-name="T5">Material</text:span></text:p>
            <text:p text:style-name="P3"><text:span text:style-name="T5">MH</text:span><text:span text:style-name="T5"><text:tab/></text:span><text:span text:style-name="T5">Material Handling </text:span><text:span text:style-name="T5">Systems</text:span></text:p>
            <text:p text:style-name="P3"><text:span text:style-name="T5">OF</text:span><text:span text:style-name="T5"><text:tab/></text:span><text:span text:style-name="T5">Office</text:span></text:p>
            <text:p text:style-name="P3"><text:span text:style-name="T5">PL</text:span><text:span text:style-name="T5"><text:tab/></text:span><text:span text:style-name="T5">Plumbing, see W or </text:span><text:span text:style-name="T5">HY</text:span></text:p>
            <text:p text:style-name="P3"><text:span text:style-name="T5">PN</text:span><text:span text:style-name="T5"><text:tab/></text:span><text:span text:style-name="T5">Pneumatic Systems</text:span></text:p>
            <text:p text:style-name="P3"><text:span text:style-name="T5">PK</text:span><text:span text:style-name="T5"><text:tab/></text:span><text:span text:style-name="T5">Packing/Shipping</text:span></text:p>
            <text:p text:style-name="P3"><text:span text:style-name="T5">PT</text:span><text:span text:style-name="T5"><text:tab/></text:span><text:span text:style-name="T5">Power Transmission</text:span></text:p>
            <text:p text:style-name="P3"><text:span text:style-name="T5">SH</text:span><text:span text:style-name="T5"><text:tab/></text:span><text:span text:style-name="T5">Shop Floor</text:span></text:p>
            <text:p text:style-name="P3"><text:span text:style-name="T5">SM</text:span><text:span text:style-name="T5"><text:tab/></text:span><text:span text:style-name="T5">Structural/Mechanical</text:span></text:p>
            <text:p text:style-name="P3"><text:span text:style-name="T5">ST</text:span><text:span text:style-name="T5"><text:tab/></text:span><text:span text:style-name="T5">Steel, see MA</text:span></text:p>
            <text:p text:style-name="P3"><text:span text:style-name="T5">TH</text:span><text:span text:style-name="T5"><text:tab/></text:span><text:span text:style-name="T5">Temperature/Humidity/HVAC </text:span><text:span text:style-name="T5">Systems</text:span></text:p>
            <text:p text:style-name="P3"><text:span text:style-name="T5">TK</text:span><text:span text:style-name="T5"><text:tab/></text:span><text:span text:style-name="T5">Took Kits</text:span></text:p>
            <text:p text:style-name="P3"><text:span text:style-name="T5">TO</text:span><text:span text:style-name="T5"><text:tab/></text:span><text:span text:style-name="T5">Tools</text:span></text:p>
            <text:p text:style-name="P3"><text:span text:style-name="T5">W</text:span><text:span text:style-name="T5"><text:tab/></text:span><text:span text:style-name="T5">Water Systems</text:span></text:p>
            <text:p text:style-name="P3"><text:span text:style-name="T5">WO</text:span><text:span text:style-name="T5"><text:tab/></text:span><text:span text:style-name="T5">Wood Material</text:span></text:p>
          </draw:text-box>
        </draw:frame>
        <draw:frame draw:style-name="gr3" draw:text-style-name="P6" draw:layer="layout" svg:width="7.237cm" svg:height="3.001cm" svg:x="5.857cm" svg:y="23.2cm">
          <draw:text-box>
            <text:p text:style-name="P5"><text:span text:style-name="T6">TH</text:span><text:span text:style-name="T6"><text:tab/></text:span><text:span text:style-name="T6">Temperature/Humidity/HVAC </text:span><text:span text:style-name="T6">Systems</text:span></text:p>
            <text:p text:style-name="P5"><text:span text:style-name="T7"><text:s/></text:span><text:span text:style-name="T7">B</text:span><text:span text:style-name="T7"><text:tab/></text:span><text:span text:style-name="T7">Boiler</text:span></text:p>
            <text:p text:style-name="P5"><text:span text:style-name="T7"><text:s/></text:span><text:span text:style-name="T7">C</text:span><text:span text:style-name="T7"><text:tab/></text:span><text:span text:style-name="T7">Cooling</text:span></text:p>
            <text:p text:style-name="P5"><text:span text:style-name="T7"><text:s/></text:span><text:span text:style-name="T7">H</text:span><text:span text:style-name="T7"><text:tab/></text:span><text:span text:style-name="T7">Heating</text:span></text:p>
            <text:p text:style-name="P5"><text:span text:style-name="T7"><text:s/></text:span><text:span text:style-name="T7">V</text:span><text:span text:style-name="T7"><text:tab/></text:span><text:span text:style-name="T7">Ventilation</text:span></text:p>
            <text:p text:style-name="P5"><text:span text:style-name="T7"><text:s/></text:span><text:span text:style-name="T7">O</text:span><text:span text:style-name="T7"><text:tab/></text:span><text:span text:style-name="T7">Other control system</text:span></text:p>
          </draw:text-box>
        </draw:frame>
        <draw:frame draw:style-name="gr3" draw:text-style-name="P6" draw:layer="layout" svg:width="7.097cm" svg:height="2.556cm" svg:x="13.479cm" svg:y="12.974cm">
          <draw:text-box>
            <text:p text:style-name="P5"><text:span text:style-name="T6">FG</text:span><text:span text:style-name="T6"><text:tab/></text:span><text:span text:style-name="T6">Fuel </text:span><text:span text:style-name="T6">Gas/Methane/Propane </text:span><text:span text:style-name="T6">Systems</text:span></text:p>
            <text:p text:style-name="P5"><text:span text:style-name="T7"><text:s/></text:span><text:span text:style-name="T7">L</text:span><text:span text:style-name="T7"><text:tab/></text:span><text:span text:style-name="T7">Lines</text:span></text:p>
            <text:p text:style-name="P5"><text:span text:style-name="T7"><text:s/></text:span><text:span text:style-name="T7">V</text:span><text:span text:style-name="T7"><text:tab/></text:span><text:span text:style-name="T7">Valves/Shut-</text:span><text:span text:style-name="T7">offs</text:span></text:p>
            <text:p text:style-name="P5"><text:span text:style-name="T7"><text:s/></text:span><text:span text:style-name="T7">M</text:span><text:span text:style-name="T7"><text:tab/></text:span><text:span text:style-name="T7">Meters</text:span></text:p>
            <text:p text:style-name="P5"><text:span text:style-name="T7"><text:s/></text:span><text:span text:style-name="T7">O</text:span><text:span text:style-name="T7"><text:tab/></text:span><text:span text:style-name="T7">Other</text:span></text:p>
          </draw:text-box>
        </draw:frame>
        <draw:frame draw:style-name="gr4" draw:text-style-name="P6" draw:layer="layout" svg:width="4.375cm" svg:height="3.001cm" svg:x="1.131cm" svg:y="23.158cm">
          <draw:text-box>
            <text:p text:style-name="P5"><text:span text:style-name="T6">W</text:span><text:span text:style-name="T6"><text:tab/></text:span><text:span text:style-name="T6">Water Systems</text:span></text:p>
            <text:p text:style-name="P5"><text:span text:style-name="T7"><text:s/></text:span><text:span text:style-name="T7">GW</text:span><text:span text:style-name="T7"><text:tab/></text:span><text:span text:style-name="T7">Grey Water</text:span></text:p>
            <text:p text:style-name="P5"><text:span text:style-name="T7"><text:s/></text:span><text:span text:style-name="T7">PC</text:span><text:span text:style-name="T7"><text:tab/></text:span><text:span text:style-name="T7">Potable Cold</text:span></text:p>
            <text:p text:style-name="P5"><text:span text:style-name="T7"><text:s/></text:span><text:span text:style-name="T7">PH</text:span><text:span text:style-name="T7"><text:tab/></text:span><text:span text:style-name="T7">Potable Hot</text:span></text:p>
            <text:p text:style-name="P5"><text:span text:style-name="T7"><text:s/></text:span><text:span text:style-name="T7">SE</text:span><text:span text:style-name="T7"><text:tab/></text:span><text:span text:style-name="T7">Sewage</text:span></text:p>
            <text:p text:style-name="P5"><text:span text:style-name="T7"><text:s/></text:span><text:span text:style-name="T7">O</text:span><text:span text:style-name="T7"><text:tab/></text:span><text:span text:style-name="T7">Other</text:span></text:p>
          </draw:text-box>
        </draw:frame>
        <draw:frame draw:style-name="gr5" draw:text-style-name="P8" draw:layer="layout" svg:width="6.183cm" svg:height="4.781cm" svg:x="13.476cm" svg:y="7.858cm">
          <draw:text-box>
            <text:p text:style-name="P7"><text:span text:style-name="T8">EL</text:span><text:span text:style-name="T8"><text:tab/></text:span><text:span text:style-name="T8">Electrical Systems</text:span></text:p>
            <text:p text:style-name="P7"><text:span text:style-name="T9"><text:s/></text:span><text:span text:style-name="T9">MB</text:span><text:span text:style-name="T9"><text:tab/></text:span><text:span text:style-name="T9">Main Boxes</text:span></text:p>
            <text:p text:style-name="P7"><text:span text:style-name="T9"><text:s/></text:span><text:span text:style-name="T9">OB</text:span><text:span text:style-name="T9"><text:tab/></text:span><text:span text:style-name="T9">Outlet Boxes</text:span></text:p>
            <text:p text:style-name="P7"><text:span text:style-name="T9"><text:s/></text:span><text:span text:style-name="T9">MF</text:span><text:span text:style-name="T9"><text:tab/></text:span><text:span text:style-name="T9">Main Feed</text:span></text:p>
            <text:p text:style-name="P7"><text:span text:style-name="T9"><text:s/></text:span><text:span text:style-name="T9">GS</text:span><text:span text:style-name="T9"><text:tab/></text:span><text:span text:style-name="T9">Ground - Structural</text:span></text:p>
            <text:p text:style-name="P7"><text:span text:style-name="T9"><text:s/></text:span><text:span text:style-name="T9">GI</text:span><text:span text:style-name="T9"><text:tab/></text:span><text:span text:style-name="T9">Ground - Circuit Isolated</text:span></text:p>
            <text:p text:style-name="P7"><text:span text:style-name="T9"><text:s/></text:span><text:span text:style-name="T9">GL</text:span><text:span text:style-name="T9"><text:tab/></text:span><text:span text:style-name="T9">Ground - Lightning</text:span></text:p>
            <text:p text:style-name="P7"><text:span text:style-name="T9"><text:s/></text:span><text:span text:style-name="T9">NC</text:span><text:span text:style-name="T9"><text:tab/></text:span><text:span text:style-name="T9">IOT/Network Components</text:span></text:p>
            <text:p text:style-name="P7"><text:span text:style-name="T9"><text:s/></text:span><text:span text:style-name="T9">O</text:span><text:span text:style-name="T9"><text:tab/></text:span><text:span text:style-name="T9">Other</text:span></text:p>
            <text:p text:style-name="P7"><text:span text:style-name="T9"><text:s/></text:span><text:span text:style-name="T9">WR</text:span><text:span text:style-name="T9"><text:tab/></text:span><text:span text:style-name="T9">Wire</text:span></text:p>
          </draw:text-box>
        </draw:frame>
        <draw:frame draw:style-name="gr3" draw:text-style-name="P6" draw:layer="layout" svg:width="6.043cm" svg:height="8.786cm" svg:x="13.47cm" svg:y="17.468cm">
          <draw:text-box>
            <text:p text:style-name="P5"><text:span text:style-name="T6">SM</text:span><text:span text:style-name="T6"><text:tab/></text:span><text:span text:style-name="T6">Structural/Mechanical</text:span></text:p>
            <text:p text:style-name="P5"><text:span text:style-name="T7"><text:s/></text:span><text:span text:style-name="T7">ENDO</text:span><text:span text:style-name="T7"><text:tab/></text:span><text:span text:style-name="T7">Internal subsystem</text:span></text:p>
            <text:p text:style-name="P5"><text:span text:style-name="T7"><text:s/></text:span><text:span text:style-name="T7">EXO</text:span><text:span text:style-name="T7"><text:tab/></text:span><text:span text:style-name="T7">External subsystem</text:span></text:p>
            <text:p text:style-name="P5"><text:span text:style-name="T7"><text:s/></text:span><text:span text:style-name="T7">EXT</text:span><text:span text:style-name="T7"><text:tab/></text:span><text:span text:style-name="T7">Exterior</text:span></text:p>
            <text:p text:style-name="P5"><text:span text:style-name="T7"><text:tab/></text:span><text:span text:style-name="T7">D</text:span><text:span text:style-name="T7"><text:tab/></text:span><text:span text:style-name="T7">Doors/Gates</text:span></text:p>
            <text:p text:style-name="P5"><text:span text:style-name="T7"><text:tab/></text:span><text:span text:style-name="T7">F</text:span><text:span text:style-name="T7"><text:tab/></text:span><text:span text:style-name="T7">Foundation</text:span></text:p>
            <text:p text:style-name="P5"><text:span text:style-name="T7"><text:tab/></text:span><text:span text:style-name="T7">O</text:span><text:span text:style-name="T7"><text:tab/></text:span><text:span text:style-name="T7">Other</text:span></text:p>
            <text:p text:style-name="P5"><text:span text:style-name="T7"><text:tab/></text:span><text:span text:style-name="T7">R</text:span><text:span text:style-name="T7"><text:tab/></text:span><text:span text:style-name="T7">Roof</text:span></text:p>
            <text:p text:style-name="P5"><text:span text:style-name="T7"><text:tab/></text:span><text:span text:style-name="T7">RT</text:span><text:span text:style-name="T7"><text:tab/></text:span><text:span text:style-name="T7">Roof - Trusses</text:span></text:p>
            <text:p text:style-name="P5"><text:span text:style-name="T7"><text:tab/></text:span><text:span text:style-name="T7">S</text:span><text:span text:style-name="T7"><text:tab/></text:span><text:span text:style-name="T7">Other - stairs</text:span></text:p>
            <text:p text:style-name="P5"><text:span text:style-name="T7"><text:tab/></text:span><text:span text:style-name="T7">WI</text:span><text:span text:style-name="T7"><text:tab/></text:span><text:span text:style-name="T7">Windows</text:span></text:p>
            <text:p text:style-name="P5"><text:span text:style-name="T7"><text:tab/></text:span><text:span text:style-name="T7">WL</text:span><text:span text:style-name="T7"><text:tab/></text:span><text:span text:style-name="T7">Walls - Load </text:span><text:span text:style-name="T7">bearing</text:span></text:p>
            <text:p text:style-name="P5"><text:span text:style-name="T7"><text:tab/></text:span><text:span text:style-name="T7">WJ</text:span><text:span text:style-name="T7"><text:tab/></text:span><text:span text:style-name="T7">Walls - Joists</text:span></text:p>
            <text:p text:style-name="P5"><text:span text:style-name="T7"><text:s/></text:span><text:span text:style-name="T7">INT</text:span><text:span text:style-name="T7"><text:tab/></text:span><text:span text:style-name="T7">Interior</text:span></text:p>
            <text:p text:style-name="P5"><text:span text:style-name="T7"><text:tab/></text:span><text:span text:style-name="T7">D</text:span><text:span text:style-name="T7"><text:tab/></text:span><text:span text:style-name="T7">Doors</text:span></text:p>
            <text:p text:style-name="P5"><text:span text:style-name="T7"><text:tab/></text:span><text:span text:style-name="T7">FL</text:span><text:span text:style-name="T7"><text:tab/></text:span><text:span text:style-name="T7">Floors</text:span></text:p>
            <text:p text:style-name="P5"><text:span text:style-name="T7"><text:tab/></text:span><text:span text:style-name="T7">O</text:span><text:span text:style-name="T7"><text:tab/></text:span><text:span text:style-name="T7">Other</text:span></text:p>
            <text:p text:style-name="P5"><text:span text:style-name="T7"><text:tab/></text:span><text:span text:style-name="T7">SE</text:span><text:span text:style-name="T7"><text:tab/></text:span><text:span text:style-name="T7">Special </text:span><text:span text:style-name="T7">Elements</text:span></text:p>
            <text:p text:style-name="P5"><text:span text:style-name="T7"><text:tab/></text:span><text:span text:style-name="T7">WS</text:span><text:span text:style-name="T7"><text:tab/></text:span><text:span text:style-name="T7">Walls - Surfaces</text:span></text:p>
          </draw:text-box>
        </draw:frame>
        <draw:frame draw:style-name="gr3" draw:text-style-name="P6" draw:layer="layout" svg:width="5.785cm" svg:height="1.221cm" svg:x="13.47cm" svg:y="15.926cm">
          <draw:text-box>
            <text:p text:style-name="P5"><text:span text:style-name="T6">MA</text:span><text:span text:style-name="T6"><text:tab/></text:span><text:span text:style-name="T6">Metals/Alloys/Steel </text:span><text:span text:style-name="T6">Material</text:span></text:p>
            <text:p text:style-name="P5"><text:span text:style-name="T7"><text:s/></text:span><text:span text:style-name="T7">ST</text:span><text:span text:style-name="T7"><text:tab/></text:span><text:span text:style-name="T7">Ste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7T10:45:24.345434526</meta:creation-date>
    <meta:generator>LibreOffice/5.1.6.2$Linux_X86_64 LibreOffice_project/10m0$Build-2</meta:generator>
    <dc:date>2018-11-23T09:40:58.520299735</dc:date>
    <meta:editing-duration>PT1H6M5S</meta:editing-duration>
    <meta:editing-cycles>8</meta:editing-cycles>
    <meta:document-statistic meta:object-count="8"/>
  </office:meta>
</office:document-meta>
</file>